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51cm"/>
    </style:style>
    <style:style style:name="co8" style:family="table-column">
      <style:table-column-properties fo:break-before="auto" style:column-width="6.56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>
      <number:year number:style="long"/>
      <number:text>年</number:text>
      <number:month number:style="long"/>
      <number:text>月</number:text>
      <number:day/>
      <number:text>日</number:text>
      <number:hours number:style="long"/>
      <number:text>时</number:text>
      <number:minutes number:style="long"/>
      <number:text>分</number:text>
      <number:seconds number:style="long"/>
      <number:text>秒</number:text>
    </number:date-style>
    <style:style style:name="ce1" style:family="table-cell" style:parent-style-name="Default">
      <style:text-properties style:font-name="宋体" style:font-name-asian="宋体"/>
    </style:style>
    <style:style style:name="ce2" style:family="table-cell" style:parent-style-name="Default">
      <style:text-properties style:font-name="宋体" style:font-name-asian="宋体" style:font-name-complex="Tahoma"/>
    </style:style>
    <style:style style:name="ce3" style:family="table-cell" style:parent-style-name="Default" style:data-style-name="N50">
      <style:text-properties style:font-name="宋体" style:font-name-asian="宋体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241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形状-多边形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形状1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形状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动物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车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虫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-其他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-媒体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-产品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-广域网-局域网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骨牌-通常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骨牌-数字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电气-零件1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电气-零件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电气-零件3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电气-零件4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电气-电路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电气-符号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电气-仪表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人物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-轮廓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-家具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-房屋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-浴室，厨房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-厨房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-窗，门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流程图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流程图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Foral-工作室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动物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房屋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植物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Statu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雕塑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风景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城市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花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医疗-通常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天气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车辆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符号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蓝色小人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化学-氨基酸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逻辑符号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逻辑门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徽标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笑脸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箭头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点-1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点-2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点-3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点-4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5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6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7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8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9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10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11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2" office:value-type="string">
            <text:p>钟点-12点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– par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风力-图示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-通常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-网络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-网络设备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-WIFI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数字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符号-危险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对象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非洲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美国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澳大利亚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亚洲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南美洲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欧洲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欧洲1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法国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法国-国土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符号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加拿大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陆地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中东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中美洲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中世纪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墨西哥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古代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– simbol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记号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历史-1900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-世界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农作物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部分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旗帜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音乐-乐器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音乐-乐谱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特殊-象形字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庆祝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庆祝-食物和饮料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人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物体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空间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-旅行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OpenOffice.org徽标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宗教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房屋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主页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项目符号</text:p>
          </table:table-cell>
          <table:table-cell table:number-columns-repeated="3"/>
          <table:table-cell table:style-name="ce3" office:value-type="date" office:date-value="2006-07-06T12:12:00">
            <text:p>2006年07月6日12时12分00秒</text:p>
          </table:table-cell>
          <table:table-cell table:number-columns-repeated="241"/>
        </table:table-row>
        <table:table-row table:style-name="ro2" table:number-rows-repeated="6532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2008／03／31</text:date>, <text:time>10:44:1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06-20T13:52:15</meta:creation-date>
    <dc:date>2008-03-31T10:44:14</dc:date>
    <meta:editing-cycles>10</meta:editing-cycles>
    <meta:editing-duration>PT58M41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